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work sans" svg:font-family="'work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549" officeooo:paragraph-rsid="001b0549"/>
    </style:style>
    <style:style style:name="P2" style:family="paragraph" style:parent-style-name="Standard">
      <style:text-properties officeooo:rsid="001c7012" officeooo:paragraph-rsid="001c7012"/>
    </style:style>
    <style:style style:name="P3" style:family="paragraph" style:parent-style-name="Standard">
      <style:text-properties officeooo:rsid="001d584a" officeooo:paragraph-rsid="001d584a"/>
    </style:style>
    <style:style style:name="P4" style:family="paragraph" style:parent-style-name="Standard">
      <style:text-properties officeooo:rsid="001d6bcf" officeooo:paragraph-rsid="001d6bcf"/>
    </style:style>
    <style:style style:name="P5" style:family="paragraph" style:parent-style-name="Standard">
      <style:text-properties officeooo:rsid="001f2e5b" officeooo:paragraph-rsid="001f2e5b"/>
    </style:style>
    <style:style style:name="P6" style:family="paragraph" style:parent-style-name="Standard">
      <style:text-properties officeooo:rsid="001f9fef" officeooo:paragraph-rsid="001f9fef"/>
    </style:style>
    <style:style style:name="P7" style:family="paragraph" style:parent-style-name="Standard">
      <style:text-properties fo:font-variant="normal" fo:text-transform="none" fo:color="#444b44" style:font-name="work sans" fo:font-size="14.5500001907349pt" fo:letter-spacing="normal" fo:font-style="normal" fo:font-weight="normal" officeooo:rsid="001d584a" officeooo:paragraph-rsid="001d584a"/>
    </style:style>
    <style:style style:name="T1" style:family="text">
      <style:text-properties officeooo:rsid="001d584a"/>
    </style:style>
    <style:style style:name="T2" style:family="text">
      <style:text-properties officeooo:rsid="001d6bcf"/>
    </style:style>
    <style:style style:name="T3" style:family="text">
      <style:text-properties officeooo:rsid="001f2e5b"/>
    </style:style>
    <style:style style:name="T4" style:family="text">
      <style:text-properties officeooo:rsid="001f9fef"/>
    </style:style>
    <style:style style:name="T5" style:family="text">
      <style:text-properties officeooo:rsid="002159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MEWORK :</text:p>
      <text:p text:style-name="P1"/>
      <text:p text:style-name="P1">CONTENT/DATA: Four Million of Amazon Customer Reviews labeled by their star rating as a facet text <text:span text:style-name="T2">compressed as BZ2 files.</text:span></text:p>
      <text:p text:style-name="P1">Review with Star rating (5,4) has label value of 1 </text:p>
      <text:p text:style-name="P1">Review with Star rating (2,1) has label value of 2 </text:p>
      <text:p text:style-name="P1">Star Rating <text:s/>of 3 does not exist from the original data of Amazon</text:p>
      <text:p text:style-name="P1"/>
      <text:p text:style-name="P4">PER-PROCESS: <text:s/></text:p>
      <text:p text:style-name="P4">1- Read <text:span text:style-name="T3">compressed</text:span> files <text:span text:style-name="T3">and process it</text:span> using <text:span text:style-name="T3">bz2 package </text:span></text:p>
      <text:p text:style-name="P5">2- Convert From raw binary strings to strings that can be parsed </text:p>
      <text:p text:style-name="P5">3- Split each record to Text = Review text and Sentiment = 0 or 1, <text:s/>0 for negative sentiment(Label__1 ), 1 for positive sentiment (Label__2) </text:p>
      <text:p text:style-name="P5">4-<text:span text:style-name="T4">Replace each digit number with value of 0.</text:span></text:p>
      <text:p text:style-name="P6">5- Replace any http:// or https:// requests with “url”</text:p>
      <text:p text:style-name="P6">6- Build data frame for both train data and test data</text:p>
      <text:p text:style-name="P6">7- Add new column represent the word count in each Text record.</text:p>
      <text:p text:style-name="P6">8- Remove all punctuations </text:p>
      <text:p text:style-name="P1"/>
      <text:p text:style-name="P1"/>
      <text:p text:style-name="P3">PROCESS: Apply Sentiment Analysis on Facet Text to have Classify Reviews either positive <text:span text:style-name="T5">with </text:span>label__2 ( High Star Rating 4,5) or negative <text:span text:style-name="T5">with</text:span> label__1 (Low Star Rating 1,2) <text:span text:style-name="T2">using two main classifiers <text:s/>RNN and NLTK, please refer to Models part to have more details. Manipulate two key factors ( Maximum word count , Data Size), Compare between the results performance wize ( Accuracy, loss_value and execution time ) </text:span></text:p>
      <text:p text:style-name="P3"/>
      <text:p text:style-name="P4">Common </text:p>
      <text:p text:style-name="P1"/>
      <text:p text:style-name="P2">MODELS: Two mainly Classifiers Models:</text:p>
      <text:p text:style-name="P2"><text:s/>1- RNN ( <text:span text:style-name="T1">Recurrent Neural Network) :</text:span></text:p>
      <text:p text:style-name="P2"/>
      <text:p text:style-name="P3">2- NLTK (Natural Language ToolKit):</text:p>
      <text:p text:style-name="P3"/>
      <text:p text:style-name="P7">take as their input not just the current input example they see, but also what they have perceived previously in time.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work sans" svg:font-family="'work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0:09:13.230514703</meta:creation-date>
    <dc:date>2019-04-18T10:59:13.503916223</dc:date>
    <meta:editing-duration>PT29M1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54" meta:character-count="1474" meta:non-whitespace-character-count="1225"/>
  </office:meta>
</office:document-meta>
</file>